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wiss" style:font-pitch="variable"/>
    <style:font-face style:name="AR PL SungtiL GB" svg:font-family="'AR PL SungtiL GB'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3cm" fo:min-width="0.623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2a6099" draw:textarea-horizontal-align="justify" draw:textarea-vertical-align="middle" draw:auto-grow-height="false" fo:min-height="0.06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1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2.4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1.587cm" svg:x="3.223cm" svg:y="7.032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016cm" svg:y1="7.032cm" svg:x2="4.016cm" svg:y2="4.492cm">
          <text:p/>
        </draw:line>
        <draw:line draw:style-name="gr2" draw:text-style-name="P3" draw:layer="layout" svg:x1="7.826cm" svg:y1="3.54cm" svg:x2="7.826cm" svg:y2="4.81cm">
          <text:p/>
        </draw:line>
        <draw:custom-shape draw:style-name="gr3" draw:text-style-name="P4" draw:layer="layout" svg:width="0.953cm" svg:height="0.946cm" draw:transform="rotate (-1.60971716911437) translate (5.792cm 4.07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xml:id="id1" draw:id="id1" draw:layer="layout" svg:x1="4.016cm" svg:y1="4.492cm" svg:x2="6.556cm" svg:y2="4.492cm">
          <text:p/>
        </draw:line>
        <draw:line draw:style-name="gr2" draw:text-style-name="P2" draw:layer="layout" svg:x1="4.016cm" svg:y1="8.62cm" svg:x2="4.016cm" svg:y2="11.16cm">
          <text:p/>
        </draw:line>
        <draw:line draw:style-name="gr2" draw:text-style-name="P3" xml:id="id3" draw:id="id3" draw:layer="layout" svg:x1="4.016cm" svg:y1="11.161cm" svg:x2="6.556cm" svg:y2="11.161cm">
          <text:p/>
        </draw:line>
        <draw:line draw:style-name="gr2" draw:text-style-name="P3" draw:layer="layout" svg:x1="1.793cm" svg:y1="3.54cm" svg:x2="1.793cm" svg:y2="9.89cm">
          <text:p/>
        </draw:line>
        <draw:line draw:style-name="gr2" draw:text-style-name="P3" draw:layer="layout" svg:x1="7.826cm" svg:y1="3.54cm" svg:x2="1.793cm" svg:y2="3.54cm">
          <text:p/>
        </draw:line>
        <draw:line draw:style-name="gr2" draw:text-style-name="P3" draw:layer="layout" svg:x1="1.793cm" svg:y1="9.89cm" svg:x2="4.016cm" svg:y2="9.89cm">
          <text:p/>
        </draw:line>
        <draw:line draw:style-name="gr2" draw:text-style-name="P3" draw:layer="layout" svg:x1="8.025cm" svg:y1="12.112cm" svg:x2="8.025cm" svg:y2="10.842cm">
          <text:p/>
        </draw:line>
        <draw:line draw:style-name="gr2" draw:text-style-name="P3" draw:layer="layout" svg:x1="2.27cm" svg:y1="12.112cm" svg:x2="2.27cm" svg:y2="5.762cm">
          <text:p/>
        </draw:line>
        <draw:line draw:style-name="gr2" draw:text-style-name="P3" draw:layer="layout" svg:x1="7.985cm" svg:y1="12.112cm" svg:x2="2.27cm" svg:y2="12.112cm">
          <text:p/>
        </draw:line>
        <draw:line draw:style-name="gr2" draw:text-style-name="P3" draw:layer="layout" svg:x1="3.857cm" svg:y1="5.762cm" svg:x2="2.27cm" svg:y2="5.762cm">
          <text:p/>
        </draw:line>
        <draw:custom-shape draw:style-name="gr4" draw:text-style-name="P4" draw:layer="layout" svg:width="0.318cm" svg:height="0.317cm" svg:x="3.845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8cm" svg:height="0.317cm" svg:x="3.845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635cm" svg:height="0.962cm" svg:x="3.222cm" svg:y="4.492cm">
          <draw:text-box>
            <text:p>1</text:p>
          </draw:text-box>
        </draw:frame>
        <draw:custom-shape draw:style-name="gr4" draw:text-style-name="P4" draw:layer="layout" svg:width="0.318cm" svg:height="0.317cm" svg:x="3.846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635cm" svg:height="1.673cm" svg:x="8.62cm" svg:y="5.042cm">
          <draw:text-box>
            <text:p>3</text:p>
            <text:p/>
          </draw:text-box>
        </draw:frame>
        <draw:line draw:style-name="gr2" draw:text-style-name="P3" draw:layer="layout" svg:x1="7.846cm" svg:y1="5.115cm" svg:x2="7.846cm" svg:y2="6.068cm">
          <text:p/>
        </draw:line>
        <draw:line draw:style-name="gr2" draw:text-style-name="P3" xml:id="id4" draw:id="id4" draw:layer="layout" svg:x1="6.576cm" svg:y1="9.243cm" svg:x2="8.049cm" svg:y2="9.255cm">
          <text:p/>
        </draw:line>
        <draw:line draw:style-name="gr2" draw:text-style-name="P3" draw:layer="layout" svg:x1="8.049cm" svg:y1="10.525cm" svg:x2="8.049cm" svg:y2="9.255cm">
          <text:p/>
        </draw:line>
        <draw:frame draw:style-name="gr7" draw:text-style-name="P5" draw:layer="layout" svg:width="1.311cm" svg:height="1.673cm" svg:x="7.667cm" svg:y="7.264cm">
          <draw:text-box>
            <text:p>R1</text:p>
            <text:p/>
          </draw:text-box>
        </draw:frame>
        <draw:line draw:style-name="gr2" draw:text-style-name="P3" draw:layer="layout" svg:x1="7.667cm" svg:y1="6.08cm" svg:x2="10.842cm" svg:y2="6.08cm">
          <text:p/>
        </draw:line>
        <draw:line draw:style-name="gr2" draw:text-style-name="P3" xml:id="id9" draw:id="id9" draw:layer="layout" svg:x1="10.842cm" svg:y1="6.08cm" svg:x2="10.842cm" svg:y2="7.35cm">
          <text:p/>
        </draw:line>
        <draw:line draw:style-name="gr8" draw:text-style-name="P3" draw:layer="layout" svg:x1="10.207cm" svg:y1="7.332cm" svg:x2="11.477cm" svg:y2="7.332cm">
          <text:p/>
        </draw:line>
        <draw:line draw:style-name="gr8" draw:text-style-name="P3" draw:layer="layout" svg:x1="10.207cm" svg:y1="7.95cm" svg:x2="11.477cm" svg:y2="7.95cm">
          <text:p/>
        </draw:line>
        <draw:line draw:style-name="gr2" draw:text-style-name="P3" draw:layer="layout" svg:x1="7.985cm" svg:y1="9.255cm" svg:x2="10.842cm" svg:y2="9.255cm">
          <text:p/>
        </draw:line>
        <draw:line draw:style-name="gr2" draw:text-style-name="P6" draw:layer="layout" svg:x1="10.842cm" svg:y1="7.985cm" svg:x2="10.842cm" svg:y2="9.255cm">
          <text:p/>
        </draw:line>
        <draw:frame draw:style-name="gr9" draw:text-style-name="P5" draw:layer="layout" svg:width="1.222cm" svg:height="0.962cm" svg:x="11.588cm" svg:y="7.34cm">
          <draw:text-box>
            <text:p><text:span text:style-name="T1">C1</text:span></text:p>
          </draw:text-box>
        </draw:frame>
        <draw:line draw:style-name="gr2" draw:text-style-name="P3" draw:layer="layout" svg:x1="10.842cm" svg:y1="9.255cm" svg:x2="17.51cm" svg:y2="9.255cm">
          <text:p/>
        </draw:line>
        <draw:line draw:style-name="gr2" draw:text-style-name="P3" xml:id="id11" draw:id="id11" draw:layer="layout" svg:x1="14.652cm" svg:y1="6.08cm" svg:x2="17.51cm" svg:y2="6.08cm">
          <text:p/>
        </draw:line>
        <draw:frame draw:style-name="gr10" draw:text-style-name="P5" draw:layer="layout" svg:width="1.311cm" svg:height="0.962cm" svg:x="12.112cm" svg:y="4.8cm">
          <draw:text-box>
            <text:p>R2</text:p>
          </draw:text-box>
        </draw:frame>
        <draw:custom-shape draw:style-name="gr4" draw:text-style-name="P4" draw:layer="layout" svg:width="0.317cm" svg:height="0.318cm" svg:x="17.51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7cm" svg:height="0.318cm" svg:x="17.51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53cm" svg:height="0.962cm" svg:x="14.335cm" svg:y="4.81cm">
          <draw:text-box>
            <text:p>4</text:p>
          </draw:text-box>
        </draw:frame>
        <draw:custom-shape draw:style-name="gr12" draw:text-style-name="P4" xml:id="id2" draw:id="id2" draw:layer="layout" svg:width="4.127cm" svg:height="0.001cm" svg:x="6.515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0.318cm" svg:height="0.317cm" svg:x="8.932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0.318cm" svg:height="0.317cm" svg:x="8.932cm" svg:y="9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53cm" svg:height="0.962cm" svg:x="4.175cm" svg:y="9.563cm">
          <draw:text-box>
            <text:p>2</text:p>
          </draw:text-box>
        </draw:frame>
        <draw:frame draw:style-name="gr13" draw:text-style-name="P8" draw:layer="layout" svg:width="2.749cm" svg:height="1.521cm" svg:x="14.396cm" svg:y="6.715cm">
          <draw:text-box>
            <text:p text:style-name="P7"><text:span text:style-name="T2"/></text:p>
            <text:p text:style-name="P7"><text:span text:style-name="T2"><text:s text:c="3"/></text:span><text:span text:style-name="T2">n=18</text:span></text:p>
          </draw:text-box>
        </draw:frame>
        <draw:connector draw:style-name="gr2" draw:text-style-name="P3" draw:layer="layout" draw:type="line" svg:x1="6.556cm" svg:y1="4.492cm" svg:x2="6.515cm" svg:y2="6.08cm" draw:start-shape="id1" draw:start-glue-point="1" draw:end-shape="id2" svg:d="M6556 4492l-41 1588" svg:viewBox="0 0 42 1589">
          <text:p/>
        </draw:connector>
        <draw:connector draw:style-name="gr8" draw:text-style-name="P3" draw:layer="layout" draw:type="line" svg:x1="5.774cm" svg:y1="4cm" svg:x2="5.758cm" svg:y2="5.043cm" svg:d="M5774 4000l-16 1043" svg:viewBox="0 0 17 1044">
          <text:p/>
        </draw:connector>
        <draw:custom-shape draw:style-name="gr3" draw:text-style-name="P4" draw:layer="layout" svg:width="0.953cm" svg:height="0.946cm" draw:transform="rotate (0.0129154364647582) translate (7.401cm 4.378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098.11320754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3" draw:layer="layout" draw:type="line" svg:x1="8.482cm" svg:y1="5.356cm" svg:x2="7.35cm" svg:y2="5.345cm" svg:d="M8482 5356l-1132-11" svg:viewBox="0 0 1133 12">
          <text:p/>
        </draw:connector>
        <draw:custom-shape draw:style-name="gr3" draw:text-style-name="P4" draw:layer="layout" svg:width="0.953cm" svg:height="0.947cm" draw:transform="rotate (1.61216063006716) translate (5.134cm 11.69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3" draw:layer="layout" draw:type="line" svg:x1="5.127cm" svg:y1="11.695cm" svg:x2="5.127cm" svg:y2="10.671cm" svg:d="M5127 11695v-1024" svg:viewBox="0 0 1 1025">
          <text:p/>
        </draw:connector>
        <draw:connector draw:style-name="gr2" draw:text-style-name="P3" xml:id="id5" draw:id="id5" draw:layer="layout" draw:type="line" svg:x1="6.556cm" svg:y1="11.161cm" svg:x2="6.545cm" svg:y2="11.16cm" draw:start-shape="id3" draw:start-glue-point="1" svg:d="M6556 11161l-11-1" svg:viewBox="0 0 12 2">
          <text:p/>
        </draw:connector>
        <draw:connector draw:style-name="gr2" draw:text-style-name="P3" draw:layer="layout" draw:type="line" svg:x1="6.576cm" svg:y1="9.249cm" svg:x2="6.55cm" svg:y2="11.16cm" draw:start-shape="id4" draw:start-glue-point="3" draw:end-shape="id5" draw:end-glue-point="0" svg:d="M6576 9249l-26 1911" svg:viewBox="0 0 27 1912">
          <text:p/>
        </draw:connector>
        <draw:custom-shape draw:style-name="gr3" draw:text-style-name="P4" draw:layer="layout" svg:width="0.953cm" svg:height="0.946cm" draw:transform="rotate (0.0363028484414818) translate (7.534cm 10.31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3" draw:layer="layout" draw:type="line" svg:x1="8.642cm" svg:y1="11.239cm" svg:x2="7.346cm" svg:y2="11.237cm" svg:d="M8642 11239l-1296-2" svg:viewBox="0 0 1297 3">
          <text:p/>
        </draw:connector>
        <draw:g xml:id="id7" draw:id="id7">
          <draw:line draw:style-name="gr14" draw:text-style-name="P3" draw:layer="layout" svg:x1="9.041cm" svg:y1="7.035cm" svg:x2="9.335cm" svg:y2="7.122cm">
            <text:p/>
          </draw:line>
          <draw:line draw:style-name="gr14" draw:text-style-name="P3" draw:layer="layout" svg:x1="8.769cm" svg:y1="7.365cm" svg:x2="9.334cm" svg:y2="7.12cm">
            <text:p/>
          </draw:line>
          <draw:line draw:style-name="gr14" draw:text-style-name="P3" draw:layer="layout" svg:x1="8.77cm" svg:y1="7.787cm" svg:x2="9.369cm" svg:y2="7.971cm">
            <text:p/>
          </draw:line>
          <draw:line draw:style-name="gr14" draw:text-style-name="P3" draw:layer="layout" svg:x1="8.755cm" svg:y1="7.355cm" svg:x2="9.354cm" svg:y2="7.539cm">
            <text:p/>
          </draw:line>
          <draw:line draw:style-name="gr14" draw:text-style-name="P3" draw:layer="layout" svg:x1="8.774cm" svg:y1="7.796cm" svg:x2="9.339cm" svg:y2="7.551cm">
            <text:p/>
          </draw:line>
          <draw:line draw:style-name="gr14" draw:text-style-name="P3" draw:layer="layout" svg:x1="8.807cm" svg:y1="8.221cm" svg:x2="9.372cm" svg:y2="7.976cm">
            <text:p/>
          </draw:line>
          <draw:line draw:style-name="gr14" draw:text-style-name="P3" draw:layer="layout" svg:x1="8.836cm" svg:y1="8.215cm" svg:x2="9.13cm" svg:y2="8.302cm">
            <text:p/>
          </draw:line>
        </draw:g>
        <draw:connector draw:style-name="gr2" draw:text-style-name="P3" draw:layer="layout" draw:type="line" svg:x1="9.091cm" svg:y1="6.197cm" svg:x2="9.063cm" svg:y2="7.035cm" draw:start-shape="id6" draw:start-glue-point="8" draw:end-shape="id7" draw:end-glue-point="0" svg:d="M9091 6197l-28 838" svg:viewBox="0 0 29 839">
          <text:p/>
        </draw:connector>
        <draw:connector draw:style-name="gr2" draw:text-style-name="P3" draw:layer="layout" draw:type="line" svg:x1="9.063cm" svg:y1="8.302cm" svg:x2="9.091cm" svg:y2="9.038cm" draw:start-shape="id7" draw:start-glue-point="2" draw:end-shape="id8" draw:end-glue-point="4" svg:d="M9063 8302l28 736" svg:viewBox="0 0 29 737">
          <text:p/>
        </draw:connector>
        <draw:g xml:id="id10" draw:id="id10">
          <draw:line draw:style-name="gr14" draw:text-style-name="P3" draw:layer="layout" svg:x1="12.112cm" svg:y1="6.032cm" svg:x2="12.247cm" svg:y2="5.662cm">
            <text:p/>
          </draw:line>
          <draw:line draw:style-name="gr14" draw:text-style-name="P3" draw:layer="layout" svg:x1="12.528cm" svg:y1="6.416cm" svg:x2="12.244cm" svg:y2="5.663cm">
            <text:p/>
          </draw:line>
          <draw:line draw:style-name="gr14" draw:text-style-name="P3" draw:layer="layout" svg:x1="13.083cm" svg:y1="6.459cm" svg:x2="13.367cm" svg:y2="5.706cm">
            <text:p/>
          </draw:line>
          <draw:line draw:style-name="gr14" draw:text-style-name="P3" draw:layer="layout" svg:x1="12.514cm" svg:y1="6.434cm" svg:x2="12.798cm" svg:y2="5.681cm">
            <text:p/>
          </draw:line>
          <draw:line draw:style-name="gr14" draw:text-style-name="P3" draw:layer="layout" svg:x1="13.096cm" svg:y1="6.454cm" svg:x2="12.812cm" svg:y2="5.701cm">
            <text:p/>
          </draw:line>
          <draw:line draw:style-name="gr14" draw:text-style-name="P3" draw:layer="layout" svg:x1="13.658cm" svg:y1="6.455cm" svg:x2="13.374cm" svg:y2="5.702cm">
            <text:p/>
          </draw:line>
          <draw:line draw:style-name="gr14" draw:text-style-name="P3" draw:layer="layout" svg:x1="13.652cm" svg:y1="6.418cm" svg:x2="13.787cm" svg:y2="6.048cm">
            <text:p/>
          </draw:line>
        </draw:g>
        <draw:connector draw:style-name="gr2" draw:text-style-name="P3" draw:layer="layout" draw:type="line" svg:x1="10.842cm" svg:y1="6.08cm" svg:x2="12.112cm" svg:y2="6.06cm" draw:start-shape="id9" draw:start-glue-point="0" draw:end-shape="id10" draw:end-glue-point="3" svg:d="M10842 6080l1270-20" svg:viewBox="0 0 1271 21">
          <text:p/>
        </draw:connector>
        <draw:connector draw:style-name="gr2" draw:text-style-name="P3" draw:layer="layout" draw:type="line" svg:x1="13.787cm" svg:y1="6.06cm" svg:x2="14.652cm" svg:y2="6.08cm" draw:start-shape="id10" draw:start-glue-point="1" draw:end-shape="id11" draw:end-glue-point="3" svg:d="M13787 6060l865 20" svg:viewBox="0 0 866 21">
          <text:p/>
        </draw:connector>
        <draw:g>
          <draw:line draw:style-name="gr14" draw:text-style-name="P3" draw:layer="layout" svg:x1="13.964cm" svg:y1="9.942cm" svg:x2="11.795cm" svg:y2="9.956cm">
            <text:p/>
          </draw:line>
          <draw:line draw:style-name="gr14" draw:text-style-name="P3" draw:layer="layout" svg:x1="13.965cm" svg:y1="9.934cm" svg:x2="11.796cm" svg:y2="9.948cm">
            <text:p/>
          </draw:line>
          <draw:line draw:style-name="gr14" draw:text-style-name="P3" draw:layer="layout" svg:x1="12.387cm" svg:y1="10.256cm" svg:x2="13.465cm" svg:y2="10.256cm">
            <text:p/>
          </draw:line>
          <draw:line draw:style-name="gr14" draw:text-style-name="P3" draw:layer="layout" svg:x1="12.678cm" svg:y1="10.525cm" svg:x2="13.196cm" svg:y2="10.525cm">
            <text:p/>
          </draw:line>
          <draw:line draw:style-name="gr14" draw:text-style-name="P3" draw:layer="layout" svg:x1="12.908cm" svg:y1="9.923cm" svg:x2="12.917cm" svg:y2="9.229cm">
            <text:p/>
          </draw:line>
        </draw:g>
        <draw:custom-shape draw:style-name="gr3" draw:text-style-name="P4" xml:id="id12" draw:id="id12" draw:layer="layout" svg:width="0.953cm" svg:height="0.946cm" draw:transform="rotate (0.0129154364647582) translate (14.124cm 7.32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098.11320754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3" xml:id="id13" draw:id="id13" draw:layer="layout" draw:type="line" svg:x1="15.105cm" svg:y1="8.302cm" svg:x2="13.973cm" svg:y2="8.291cm" svg:d="M15105 8302l-1132-11" svg:viewBox="0 0 1133 12">
          <text:p/>
        </draw:connector>
        <draw:connector draw:style-name="gr2" draw:text-style-name="P3" draw:layer="layout" draw:type="line" svg:x1="14.615cm" svg:y1="7.319cm" svg:x2="14.652cm" svg:y2="6.08cm" draw:start-shape="id12" draw:start-glue-point="7" draw:end-shape="id11" svg:d="M14615 7319l37-1239" svg:viewBox="0 0 38 1240">
          <text:p/>
        </draw:connector>
        <draw:connector draw:style-name="gr2" draw:text-style-name="P3" draw:layer="layout" draw:type="line" svg:x1="14.539cm" svg:y1="8.296cm" svg:x2="14.552cm" svg:y2="9.484cm" draw:start-shape="id13" draw:start-glue-point="0" svg:d="M14539 8296l13 1188" svg:viewBox="0 0 14 11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wiss" style:font-pitch="variable"/>
    <style:font-face style:name="AR PL SungtiL GB" svg:font-family="'AR PL SungtiL GB'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06T22:25:49.613175206</dc:date>
    <meta:editing-duration>PT47M29S</meta:editing-duration>
    <meta:editing-cycles>8</meta:editing-cycles>
    <meta:generator>LibreOffice/6.4.6.2$Linux_X86_64 LibreOffice_project/40$Build-2</meta:generator>
    <meta:document-statistic meta:object-count="81"/>
  </office:meta>
</office:document-meta>
</file>